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25 : Extend “fileinfo” to manage a column vector as input argument</text:h>
      <text:p text:style-name="P2"/>
      <text:p text:style-name="P1"/>
      <text:p text:style-name="P1">Title: extends fileinfo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30<text:span text:style-name="T5">th</text:span> April 2009</text:p>
      <text:p text:style-name="P2"/>
      <text:p text:style-name="P1"/>
      <text:h text:style-name="P4" text:outline-level="3">Abstract</text:h>
      <text:p text:style-name="P1"/>
      <text:p text:style-name="P1">Extend 'fileinfo' to manage column vector of strings (filenames).</text:p>
      <text:p text:style-name="P1"/>
      <text:h text:style-name="P4" text:outline-level="3">Rationale</text:h>
      <text:p text:style-name="P3"/>
      <text:p text:style-name="P3">Current 'fileinfo' works only with a string as input argument. </text:p>
      <text:p text:style-name="P3">Use a column vector will be easier than to do a scilab loop on 'fileinfo'.</text:p>
      <text:p text:style-name="P3">For compatibility, if there is only one filename as input argument , it will return a vector of size 13 (if filename exists) or an empty matrix [] (if file does not exist).</text:p>
      <text:p text:style-name="P3"/>
      <text:p text:style-name="P3">If there is an 'm' column vector of filenames as input argument, it will return a matrix of size m x 13.</text:p>
      <text:p text:style-name="P3">If a filename does not exist , it will return as output information a line of size 13 with Nan <text:s/>in each element of this line. <text:s/>(see next example)</text:p>
      <text:p text:style-name="P3"><text:tab/></text:p>
      <text:h text:style-name="P4" text:outline-level="3"><text:span text:style-name="Teletype"><text:span text:style-name="T3">Example Usage</text:span></text:span></text:h>
      <text:p text:style-name="P3"><text:span text:style-name="Teletype"><text:span text:style-name="T3"/></text:span></text:p>
      <text:p text:style-name="P3"><text:span text:style-name="Teletype"><text:span text:style-name="T4">// Scilab 5.1 and 5.2 (compatibility)</text:span></text:span></text:p>
      <text:p text:style-name="P3"><text:span text:style-name="Teletype"><text:span text:style-name="T4">--&gt;[infos,err ] = fileinfo(SCI)</text:span></text:span></text:p>
      <text:p text:style-name="P3"><text:span text:style-name="Teletype"><text:span text:style-name="T4"><text:s/>err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4"/>0. <text:s/></text:span></text:span></text:p>
      <text:p text:style-name="P3"><text:span text:style-name="Teletype"><text:span text:style-name="T4"><text:s/>infos <text:s/>=</text:span></text:span></text:p>
      <text:p text:style-name="P3"><text:span text:style-name="Teletype"><text:span text:style-name="T4"><text:s/></text:span></text:span></text:p>
      <text:list xml:id="list5115235704737735025" text:style-name="L1">
        <text:list-item>
          <text:list>
            <text:list-item>
              <text:p text:style-name="P6"><text:span text:style-name="Teletype"><text:span text:style-name="T4">16895. <text:s text:c="3"/>0. <text:s text:c="3"/>0. <text:s text:c="3"/>3. <text:s text:c="3"/>1.240D+09 <text:s text:c="3"/>1.240D+09 <text:s text:c="3"/>1.240D+09 <text:s text:c="3"/>3. 0. <text:s text:c="3"/>0. <text:s text:c="3"/>0. <text:s text:c="3"/>1.</text:span></text:span></text:p>
            </text:list-item>
          </text:list>
        </text:list-item>
      </text:list>
      <text:p text:style-name="P3"><text:span text:style-name="Teletype"><text:span text:style-name="T4"/></text:span></text:p>
      <text:p text:style-name="P3"><text:soft-page-break/><text:span text:style-name="Teletype"><text:span text:style-name="T4"/></text:span></text:p>
      <text:p text:style-name="P3"><text:span text:style-name="Teletype"><text:span text:style-name="T4"/></text:span></text:p>
      <text:p text:style-name="P3"><text:span text:style-name="Teletype"><text:span text:style-name="T4"/></text:span></text:p>
      <text:p text:style-name="P3"><text:span text:style-name="Teletype"><text:span text:style-name="T4">--&gt;[infos,err ] = fileinfo('my_file_not_exist')</text:span></text:span></text:p>
      <text:p text:style-name="P3"><text:span text:style-name="Teletype"><text:span text:style-name="T4"><text:s/>err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2"/>- 1. <text:s/></text:span></text:span></text:p>
      <text:p text:style-name="P3"><text:span text:style-name="Teletype"><text:span text:style-name="T4"><text:s/>infos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5"/>[]</text:span></text:span></text:p>
      <text:p text:style-name="P3"><text:span text:style-name="Teletype"><text:span text:style-name="T4"/></text:span></text:p>
      <text:p text:style-name="P3"><text:span text:style-name="Teletype"><text:span text:style-name="T4">// Scilab 5.2 </text:span></text:span></text:p>
      <text:p text:style-name="P3"><text:span text:style-name="Teletype"><text:span text:style-name="T4"/></text:span></text:p>
      <text:p text:style-name="P3"><text:span text:style-name="Teletype"><text:span text:style-name="T4">A = [SCI;SCI+'r';SCIHOME;TMPDIR;SCIHOME+'/myfile']</text:span></text:span></text:p>
      <text:p text:style-name="P3"><text:span text:style-name="Teletype"><text:span text:style-name="T4">--&gt;[infos,err] = fileinfo(A)</text:span></text:span></text:p>
      <text:p text:style-name="P3"><text:span text:style-name="Teletype"><text:span text:style-name="T4"><text:s/>err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4"/>0. <text:s/></text:span></text:span></text:p>
      <text:p text:style-name="P3"><text:span text:style-name="Teletype"><text:span text:style-name="T4"><text:s text:c="2"/>- 1. <text:s/></text:span></text:span></text:p>
      <text:p text:style-name="P3"><text:span text:style-name="Teletype"><text:span text:style-name="T4"><text:s text:c="4"/>0. <text:s/></text:span></text:span></text:p>
      <text:p text:style-name="P3"><text:span text:style-name="Teletype"><text:span text:style-name="T4"><text:s text:c="4"/>0. <text:s/></text:span></text:span></text:p>
      <text:p text:style-name="P3"><text:span text:style-name="Teletype"><text:span text:style-name="T4"><text:s text:c="2"/>- 1. <text:s/></text:span></text:span></text:p>
      <text:p text:style-name="P3"><text:span text:style-name="Teletype"><text:span text:style-name="T4"><text:s/>infos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4"/>0. <text:s text:c="3"/>16895. <text:s text:c="3"/>0. <text:s text:c="3"/>0. <text:s text:c="3"/>3. <text:s text:c="3"/>1.241D+09 <text:s text:c="3"/>1.236D+09 <text:s text:c="3"/>1.241D+09 <text:s text:c="3"/>3. <text:s text:c="3"/>0. <text:s text:c="3"/>0. <text:s text:c="3"/>0. <text:s text:c="3"/>1. <text:s/></text:span></text:span></text:p>
      <text:p text:style-name="P3"><text:span text:style-name="Teletype"><text:span text:style-name="T4"><text:s text:c="3"/>Nan <text:s text:c="2"/>Nan <text:s text:c="6"/>Nan <text:s text:c="2"/>Nan <text:s text:c="2"/>Nan <text:s text:c="2"/>Nan <text:s text:c="9"/>Nan <text:s text:c="9"/>Nan <text:s text:c="9"/>Nan <text:s text:c="2"/>Nan <text:s text:c="2"/>Nan <text:s text:c="2"/>Nan <text:s text:c="2"/>Nan <text:s/></text:span></text:span></text:p>
      <text:p text:style-name="P3"><text:span text:style-name="Teletype"><text:span text:style-name="T4"><text:s text:c="4"/>0. <text:s text:c="3"/>16895. <text:s text:c="3"/>0. <text:s text:c="3"/>0. <text:s text:c="3"/>2. <text:s text:c="3"/>1.240D+09 <text:s text:c="3"/>1.240D+09 <text:s text:c="3"/>1.240D+09 <text:s text:c="3"/>2. <text:s text:c="3"/>0. <text:s text:c="3"/>0. <text:s text:c="3"/>0. <text:s text:c="3"/>1. <text:s/></text:span></text:span></text:p>
      <text:p text:style-name="P3"><text:span text:style-name="Teletype"><text:span text:style-name="T4"><text:s text:c="4"/>0. <text:s text:c="3"/>16895. <text:s text:c="3"/>0. <text:s text:c="3"/>0. <text:s text:c="3"/>2. <text:s text:c="3"/>1.241D+09 <text:s text:c="3"/>1.241D+09 <text:s text:c="3"/>1.241D+09 <text:s text:c="3"/>2. <text:s text:c="3"/>0. <text:s text:c="3"/>0. <text:s text:c="3"/>0. <text:s text:c="3"/>1. <text:s/></text:span></text:span></text:p>
      <text:p text:style-name="P3"><text:span text:style-name="Teletype"><text:span text:style-name="T4"><text:s text:c="3"/>Nan <text:s text:c="2"/>Nan <text:s text:c="6"/>Nan <text:s text:c="2"/>Nan <text:s text:c="2"/>Nan <text:s text:c="2"/>Nan <text:s text:c="9"/>Nan <text:s text:c="9"/>Nan <text:s text:c="9"/>Nan <text:s text:c="2"/>Nan <text:s text:c="2"/>Nan <text:s text:c="2"/>Nan <text:s text:c="2"/>Nan <text:s/></text:span></text:span></text:p>
      <text:p text:style-name="P3"><text:span text:style-name="Teletype"><text:span text:style-name="T1"><text:s/></text:span></text:span></text:p>
      <text:h text:style-name="P4" text:outline-level="3">Change log</text:h>
      <text:p text:style-name="P3"><text:tab/><text:span text:style-name="T2">1.0 – Initial Revision</text:span></text:p>
      <text:h text:style-name="P4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29:25</dc:date>
    <meta:editing-cycles>5</meta:editing-cycles>
    <meta:editing-duration>PT18H51M58S</meta:editing-duration>
    <meta:document-statistic meta:table-count="0" meta:image-count="0" meta:object-count="0" meta:page-count="2" meta:paragraph-count="57" meta:word-count="297" meta:character-count="1922"/>
    <dc:creator>Eric Gallager</dc:creator>
    <meta:user-defined meta:name="Info 1"/>
    <meta:user-defined meta:name="Info 2"/>
    <meta:user-defined meta:name="Info 3"/>
    <meta:user-defined meta:name="Info 4"/>
  </office:meta>
</office:document-meta>
</file>